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66ff66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uma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Lennartsson, Andreas, Histone modification patterns and epigenetic codes</text:p>
            <text:p>Ekwall, Kar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table:style-name="ce1" office:value-type="string" calcext:value-type="string">
            <text:p>H2AK9ac,H2BK5me1,H3K79me1,me2, me3,H4K12ac,H4K16ac,H4K20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2AK9ac,H2BK5me1,H3K79me1,me2, me3,H4K16ac,H4K20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2" office:value-type="string" calcext:value-type="string">
            <text:p>H2BK5me1,H3K79me1,me2,me3, H4K16ac,H4K20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4K16ac:67a B:64a H3K36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H2AZ,H3K4me1,me2,me3,H3K9me1, H3K27me3:77a H2AZ,H3K4me2,me3, H3K9me1,H3K27me3:70a H2AZ,H3K4me3, H3K27me3:74a H3K4me3,H3K27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4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9ac, H3K14ac, 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18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9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4me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4K12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4R3me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27m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H4K20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20me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hromatin relaxation in response to DNA double-strand breaks is modulated by a novel ATM- and KAP-1 dependent pathway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3K56ac</text:p>
          </table:table-cell>
          <table:table-cell office:value-type="string" calcext:value-type="string">
            <text:p>+ o -</text:p>
          </table:table-cell>
          <table:table-cell office:value-type="string" calcext:value-type="string">
            <text:p>gene, 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9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itioning and Plasticity of Repressive Histone Methylation States in Mammalian Chromati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table:style-name="ce3"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Mammalian ASH1L Is a Histone Methyltransferase That Occupies the Transcribed Region of Active Gen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table:style-name="ce3" office:value-type="string" calcext:value-type="string">
            <text:p>H3K9m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1" office:value-type="string" calcext:value-type="string">
            <text:p>H3K9me,H4K20m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1" office:value-type="string" calcext:value-type="string">
            <text:p>H3K36me3, H3K9me3, H4K20m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Global turnover of histone post-translational</text:p>
            <text:p>modifications and variants in human cell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3K36me2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4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9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9me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9/K14a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18/K23a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18ac1K23ac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27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36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56a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79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79me2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5/K8/K12/K16ac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5/K8/K12/K16ac2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5/K8/K12/K16ac3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5K8K12K16ac4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20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20me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4K20me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High-Resolution Profiling of Histone Methylations in the Human Geno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table:style-name="ce3" office:value-type="string" calcext:value-type="string">
            <text:p>H3K4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9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office:value-type="string" calcext:value-type="string">
            <text:p>H3K27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27m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9me2,H3K9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9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36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36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2BK5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9me3,H3K9m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79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4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, 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4me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, 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3" office:value-type="string" calcext:value-type="string">
            <text:p>H3K20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, promotor</text:p>
          </table:table-cell>
        </table:table-row>
        <table:table-row table:style-name="ro1">
          <table:table-cell/>
          <table:table-cell table:style-name="ce3" office:value-type="string" calcext:value-type="string">
            <text:p>H3K9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4me1, H3K4me2, H3K4me3, H3K9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ce1" office:value-type="string" calcext:value-type="string">
            <text:p>H2BK5me1, H3K36me3, H3K27me1, H4K20me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27me3, H3K79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36me3, H3K27me1, K3K9me1, H4K20m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</table:table>
      <table:table table:name="Mous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<text:span text:style-name="T1">Lennartsson, Andreas, Histone modification patterns and epigenetic codes</text:span></text:p>
            <text:p><text:span text:style-name="T1">Ekwall, Karl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H4K20me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20me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</table:table>
      <table:table table:name="c_elegan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H3K23me2 is a new heterochromatic mark in Caenorhbditis elega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_elegan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table:style-name="ce1" office:value-type="string" calcext:value-type="string">
            <text:p>H3K36me1, H3K36me2, H3K36me3, H3K27me2, H3K27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36me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36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23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27a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27m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office:value-type="string" calcext:value-type="string">
            <text:p>H3K27me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3K9m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>
          <table:table-cell/>
          <table:table-cell office:value-type="string" calcext:value-type="string">
            <text:p>H3K9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otor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A Histone Methylation Network Regulates</text:p>
            <text:p>Transgenerational Epigenetic Memory in C. elega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_elegans</text:p>
          </table:table-cell>
          <table:table-cell office:value-type="string" calcext:value-type="string">
            <text:p>H3K4me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office:value-type="string" calcext:value-type="string">
            <text:p>H3K4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Default" office:value-type="string" calcext:value-type="string">
            <text:p>H3K9m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  <table:table-row table:style-name="ro1">
          <table:table-cell/>
          <table:table-cell table:style-name="Default" office:value-type="string" calcext:value-type="string">
            <text:p>H3K9m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0:50:11.680537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6:34:27.228772332</meta:creation-date>
    <dc:date>2017-08-16T11:28:47.845618510</dc:date>
    <meta:editing-duration>P1DT3H21M59S</meta:editing-duration>
    <meta:editing-cycles>18</meta:editing-cycles>
    <meta:generator>LibreOffice/5.1.6.2$Linux_X86_64 LibreOffice_project/10m0$Build-2</meta:generator>
    <meta:document-statistic meta:table-count="3" meta:cell-count="255" meta:object-count="0"/>
    <meta:user-defined meta:name="qrichtext">1</meta:user-defined>
  </office:meta>
</office:document-meta>
</file>